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:.B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]+[.B2]" office:value-type="float" office:value="17" calcext:value-type="float">
            <text:p>17</text:p>
          </table:table-cell>
        </table:table-row>
        <table:table-row table:style-name="ro1">
          <table:table-cell table:formula="of:=SUM([.B1] + 0.3;20.9;-2.4 + 3 * MAX(18; 7);[.B2];[.C1:.C2];MIN([.A1];5)) * (-3 + 2)" office:value-type="float" office:value="-108.8" calcext:value-type="float">
            <text:p>-108.8</text:p>
          </table:table-cell>
          <table:table-cell table:number-columns-repeated="2"/>
        </table:table-row>
        <table:table-row table:style-name="ro1">
          <table:table-cell table:style-name="ce1" table:formula="of:=NOW()" office:value-type="date" office:date-value="2020-11-19T03:09:10.91" calcext:value-type="date">
            <text:p>11/19/20 03:09 A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03:09:04.347598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2.2$Linux_X86_64 LibreOffice_project/00$Build-2</meta:generator>
    <dc:date>2020-11-19T03:09:14.259652998</dc:date>
    <meta:editing-duration>PT2H16M28S</meta:editing-duration>
    <meta:editing-cycles>11</meta:editing-cycles>
    <meta:document-statistic meta:table-count="1" meta:cell-count="8" meta:object-count="0"/>
  </office:meta>
</office:document-meta>
</file>